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hapter</text:p>
          </table:table-cell>
        </table:table-row>
        <table:table-row table:style-name="ro1">
          <table:table-cell office:value-type="string" calcext:value-type="string">
            <text:p>Week 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6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7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8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9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10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11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12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13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14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15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16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17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18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19</text:p>
          </table:table-cell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20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21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22</text:p>
          </table:table-cell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23</text:p>
          </table:table-cell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24</text:p>
          </table:table-cell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25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26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27</text:p>
          </table:table-cell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28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29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30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31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32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33</text:p>
          </table:table-cell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34</text:p>
          </table:table-cell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35</text:p>
          </table:table-cell>
          <table:table-cell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36</text:p>
          </table:table-cell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37</text:p>
          </table:table-cell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38</text:p>
          </table:table-cell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39</text:p>
          </table:table-cell>
          <table:table-cell office:value-type="float" office:value="267" calcext:value-type="float">
            <text:p>2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40</text:p>
          </table:table-cell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41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42</text:p>
          </table:table-cell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43</text:p>
          </table:table-cell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44</text:p>
          </table:table-cell>
          <table:table-cell office:value-type="float" office:value="302" calcext:value-type="float">
            <text:p>3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45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46</text:p>
          </table:table-cell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47</text:p>
          </table:table-cell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48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49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50</text:p>
          </table:table-cell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51</text:p>
          </table:table-cell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52</text:p>
          </table:table-cell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53</text:p>
          </table:table-cell>
          <table:table-cell office:value-type="float" office:value="365" calcext:value-type="float">
            <text:p>36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4">00/00/0000</text:date>, <text:time style:data-style-name="N2" text:time-value="20:42:32.5116697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20:08:58.859928043</meta:creation-date>
    <dc:date>2025-01-14T20:43:27.512112180</dc:date>
    <meta:editing-duration>PT6M30S</meta:editing-duration>
    <meta:editing-cycles>2</meta:editing-cycles>
    <meta:generator>LibreOffice/24.2.7.2$Linux_X86_64 LibreOffice_project/420$Build-2</meta:generator>
    <meta:document-statistic meta:table-count="1" meta:cell-count="421" meta:object-count="0"/>
  </office:meta>
</office:document-meta>
</file>